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KILL_ENEMY_AK47</text:p>
          </table:table-cell>
          <table:table-cell office:value-type="string" table:style-name="ce2">
            <text:p>AK-47 Expert</text:p>
          </table:table-cell>
          <table:table-cell office:value-type="string" table:style-name="ce2">
            <text:p>Kill 1,000 enemies with the AK-47</text:p>
          </table:table-cell>
          <table:table-cell office:value-type="string" table:style-name="ce2">
            <text:p>http://cdn.akamai.steamstatic.com/steamcommunity/public/images/apps/730/e61e83d7ccd73f122d98368190eff560f3a968ae.jpg</text:p>
          </table:table-cell>
          <table:table-cell office:value-type="string" table:style-name="ce2">
            <text:p>http://cdn.akamai.steamstatic.com/steamcommunity/public/images/apps/730/b64ebdd96b843723ae699a091577310ffef67acd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AUG</text:p>
          </table:table-cell>
          <table:table-cell office:value-type="string" table:style-name="ce2">
            <text:p>AUG Expert</text:p>
          </table:table-cell>
          <table:table-cell office:value-type="string" table:style-name="ce2">
            <text:p>Kill 250 enemies with the AUG</text:p>
          </table:table-cell>
          <table:table-cell office:value-type="string" table:style-name="ce2">
            <text:p>http://cdn.akamai.steamstatic.com/steamcommunity/public/images/apps/730/452b21334f537a55f66c0464a0ecc4793e7d059c.jpg</text:p>
          </table:table-cell>
          <table:table-cell office:value-type="string" table:style-name="ce2">
            <text:p>http://cdn.akamai.steamstatic.com/steamcommunity/public/images/apps/730/0728bbee1e39e857c620425ac27dfa1f2c1019b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AWP</text:p>
          </table:table-cell>
          <table:table-cell office:value-type="string" table:style-name="ce2">
            <text:p>AWP Expert</text:p>
          </table:table-cell>
          <table:table-cell office:value-type="string" table:style-name="ce2">
            <text:p>Kill 500 enemies with the AWP</text:p>
          </table:table-cell>
          <table:table-cell office:value-type="string" table:style-name="ce2">
            <text:p>http://cdn.akamai.steamstatic.com/steamcommunity/public/images/apps/730/2e9c84d626c81874d0ac4634d2a28024d8f8f6dc.jpg</text:p>
          </table:table-cell>
          <table:table-cell office:value-type="string" table:style-name="ce2">
            <text:p>http://cdn.akamai.steamstatic.com/steamcommunity/public/images/apps/730/ce5a1333c6797e58c24cbe121fe0ecaa6c3a7510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DEAGLE</text:p>
          </table:table-cell>
          <table:table-cell office:value-type="string" table:style-name="ce2">
            <text:p>Desert Eagle Expert</text:p>
          </table:table-cell>
          <table:table-cell office:value-type="string" table:style-name="ce2">
            <text:p>Kill 200 enemies with the Desert Eagle</text:p>
          </table:table-cell>
          <table:table-cell office:value-type="string" table:style-name="ce2">
            <text:p>http://cdn.akamai.steamstatic.com/steamcommunity/public/images/apps/730/16a8d6f8f89f9d960516a9e3bf265e48c8f233f8.jpg</text:p>
          </table:table-cell>
          <table:table-cell office:value-type="string" table:style-name="ce2">
            <text:p>http://cdn.akamai.steamstatic.com/steamcommunity/public/images/apps/730/b85c72c79dde29ccd221ef5affa0e5545e61736d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ELITE</text:p>
          </table:table-cell>
          <table:table-cell office:value-type="string" table:style-name="ce2">
            <text:p>Dual Berettas Expert</text:p>
          </table:table-cell>
          <table:table-cell office:value-type="string" table:style-name="ce2">
            <text:p>Kill 25 enemies with the Dual Berettas</text:p>
          </table:table-cell>
          <table:table-cell office:value-type="string" table:style-name="ce2">
            <text:p>http://cdn.akamai.steamstatic.com/steamcommunity/public/images/apps/730/1f058def617b3054389ec65ae25de22af8824628.jpg</text:p>
          </table:table-cell>
          <table:table-cell office:value-type="string" table:style-name="ce2">
            <text:p>http://cdn.akamai.steamstatic.com/steamcommunity/public/images/apps/730/713f3faeda54a19e8f02ffcd0fa87e28d686c891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WITH_EVERY_WEAPON</text:p>
          </table:table-cell>
          <table:table-cell office:value-type="string" table:style-name="ce2">
            <text:p>Expert Marksman</text:p>
          </table:table-cell>
          <table:table-cell office:value-type="string" table:style-name="ce2">
            <text:p>Get a kill with every weapon</text:p>
          </table:table-cell>
          <table:table-cell office:value-type="string" table:style-name="ce2">
            <text:p>http://cdn.akamai.steamstatic.com/steamcommunity/public/images/apps/730/22511fb829f0cbaf08bc7a0ae7afd9e22fda1b36.jpg</text:p>
          </table:table-cell>
          <table:table-cell office:value-type="string" table:style-name="ce2">
            <text:p>http://cdn.akamai.steamstatic.com/steamcommunity/public/images/apps/730/f1cf772653724cfb26a193cf6866306a72f4b73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FAMAS</text:p>
          </table:table-cell>
          <table:table-cell office:value-type="string" table:style-name="ce2">
            <text:p>FAMAS Expert</text:p>
          </table:table-cell>
          <table:table-cell office:value-type="string" table:style-name="ce2">
            <text:p>Kill 100 enemies with the FAMAS</text:p>
          </table:table-cell>
          <table:table-cell office:value-type="string" table:style-name="ce2">
            <text:p>http://cdn.akamai.steamstatic.com/steamcommunity/public/images/apps/730/0e2e2fd07d06b03bd61ea1d7a08d03cb76e06684.jpg</text:p>
          </table:table-cell>
          <table:table-cell office:value-type="string" table:style-name="ce2">
            <text:p>http://cdn.akamai.steamstatic.com/steamcommunity/public/images/apps/730/17ad7e0641476abda9c75d35f8076840b0234f20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FIVESEVEN</text:p>
          </table:table-cell>
          <table:table-cell office:value-type="string" table:style-name="ce2">
            <text:p>Five-SeveN Expert</text:p>
          </table:table-cell>
          <table:table-cell office:value-type="string" table:style-name="ce2">
            <text:p>Kill 25 enemies with the Five-SeveN</text:p>
          </table:table-cell>
          <table:table-cell office:value-type="string" table:style-name="ce2">
            <text:p>http://cdn.akamai.steamstatic.com/steamcommunity/public/images/apps/730/05ce551a5f4e8c2395ed4c20ce80e6b380f201de.jpg</text:p>
          </table:table-cell>
          <table:table-cell office:value-type="string" table:style-name="ce2">
            <text:p>http://cdn.akamai.steamstatic.com/steamcommunity/public/images/apps/730/e7cfae0401070da6a748976f96c701fe26ed5b1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OLOTOV</text:p>
          </table:table-cell>
          <table:table-cell office:value-type="string" table:style-name="ce2">
            <text:p>Flame Expert</text:p>
          </table:table-cell>
          <table:table-cell office:value-type="string" table:style-name="ce2">
            <text:p>Kill 100 enemies with the Molotov or Incendiary grenade</text:p>
          </table:table-cell>
          <table:table-cell office:value-type="string" table:style-name="ce2">
            <text:p>http://cdn.akamai.steamstatic.com/steamcommunity/public/images/apps/730/ebb2bec58c2f69aa2b2dbc6c4c53bc760dab5de8.jpg</text:p>
          </table:table-cell>
          <table:table-cell office:value-type="string" table:style-name="ce2">
            <text:p>http://cdn.akamai.steamstatic.com/steamcommunity/public/images/apps/730/a7bbd871efe761eb3a02137f85fe8f429a8bb2e6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G3SG1</text:p>
          </table:table-cell>
          <table:table-cell office:value-type="string" table:style-name="ce2">
            <text:p>G3SG1 Expert</text:p>
          </table:table-cell>
          <table:table-cell office:value-type="string" table:style-name="ce2">
            <text:p>Kill 100 enemies with the G3SG1</text:p>
          </table:table-cell>
          <table:table-cell office:value-type="string" table:style-name="ce2">
            <text:p>http://cdn.akamai.steamstatic.com/steamcommunity/public/images/apps/730/524b05fc1d654a5fa01e486d38696b565dcc39b0.jpg</text:p>
          </table:table-cell>
          <table:table-cell office:value-type="string" table:style-name="ce2">
            <text:p>http://cdn.akamai.steamstatic.com/steamcommunity/public/images/apps/730/77f4a2ffdb2170de8b255c6016e310d93f386dc9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GALILAR</text:p>
          </table:table-cell>
          <table:table-cell office:value-type="string" table:style-name="ce2">
            <text:p>Galil AR Expert</text:p>
          </table:table-cell>
          <table:table-cell office:value-type="string" table:style-name="ce2">
            <text:p>Kill 250 enemies with the Galil AR</text:p>
          </table:table-cell>
          <table:table-cell office:value-type="string" table:style-name="ce2">
            <text:p>http://cdn.akamai.steamstatic.com/steamcommunity/public/images/apps/730/a3a32715a970dd3a8c174bc57ee1b2204d9d29b1.jpg</text:p>
          </table:table-cell>
          <table:table-cell office:value-type="string" table:style-name="ce2">
            <text:p>http://cdn.akamai.steamstatic.com/steamcommunity/public/images/apps/730/61139f5e158c8af4592118802ad1ceb74cd40b5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GLOCK</text:p>
          </table:table-cell>
          <table:table-cell office:value-type="string" table:style-name="ce2">
            <text:p>Glock-18 Expert</text:p>
          </table:table-cell>
          <table:table-cell office:value-type="string" table:style-name="ce2">
            <text:p>Kill 100 enemies with the Glock-18</text:p>
          </table:table-cell>
          <table:table-cell office:value-type="string" table:style-name="ce2">
            <text:p>http://cdn.akamai.steamstatic.com/steamcommunity/public/images/apps/730/dfd91ef491bd48ee68c55ad9e26f75ca78391ac9.jpg</text:p>
          </table:table-cell>
          <table:table-cell office:value-type="string" table:style-name="ce2">
            <text:p>http://cdn.akamai.steamstatic.com/steamcommunity/public/images/apps/730/cec717d6be33402b011fb9a3869d01d305a16154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HEGRENADE</text:p>
          </table:table-cell>
          <table:table-cell office:value-type="string" table:style-name="ce2">
            <text:p>HE Grenade Expert</text:p>
          </table:table-cell>
          <table:table-cell office:value-type="string" table:style-name="ce2">
            <text:p>Kill 100 enemies with the HE grenade</text:p>
          </table:table-cell>
          <table:table-cell office:value-type="string" table:style-name="ce2">
            <text:p>http://cdn.akamai.steamstatic.com/steamcommunity/public/images/apps/730/4ecce5887ef01d594aa9bb3f3052a9d854bc0f83.jpg</text:p>
          </table:table-cell>
          <table:table-cell office:value-type="string" table:style-name="ce2">
            <text:p>http://cdn.akamai.steamstatic.com/steamcommunity/public/images/apps/730/e6d188b17ecb88074d2a87dfce05f888097b7ccf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KNIFE</text:p>
          </table:table-cell>
          <table:table-cell office:value-type="string" table:style-name="ce2">
            <text:p>Knife Expert</text:p>
          </table:table-cell>
          <table:table-cell office:value-type="string" table:style-name="ce2">
            <text:p>Kill 100 enemies with the knife</text:p>
          </table:table-cell>
          <table:table-cell office:value-type="string" table:style-name="ce2">
            <text:p>http://cdn.akamai.steamstatic.com/steamcommunity/public/images/apps/730/f299cfa70e7b6b09a54834967eb9d2ba3d9f0631.jpg</text:p>
          </table:table-cell>
          <table:table-cell office:value-type="string" table:style-name="ce2">
            <text:p>http://cdn.akamai.steamstatic.com/steamcommunity/public/images/apps/730/ca24c796cba96e5a3a3f79ae86621877a4615a49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249</text:p>
          </table:table-cell>
          <table:table-cell office:value-type="string" table:style-name="ce2">
            <text:p>M249 Expert</text:p>
          </table:table-cell>
          <table:table-cell office:value-type="string" table:style-name="ce2">
            <text:p>Kill 100 enemies with the M249</text:p>
          </table:table-cell>
          <table:table-cell office:value-type="string" table:style-name="ce2">
            <text:p>http://cdn.akamai.steamstatic.com/steamcommunity/public/images/apps/730/59e82d596d69109651be5cb369c9595e44008030.jpg</text:p>
          </table:table-cell>
          <table:table-cell office:value-type="string" table:style-name="ce2">
            <text:p>http://cdn.akamai.steamstatic.com/steamcommunity/public/images/apps/730/37668a8ad00eae73296a8475ebfc08d223802b1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4A1</text:p>
          </table:table-cell>
          <table:table-cell office:value-type="string" table:style-name="ce2">
            <text:p>M4 AR Expert</text:p>
          </table:table-cell>
          <table:table-cell office:value-type="string" table:style-name="ce2">
            <text:p>Kill 1,000 enemies with an M4 Assault Rifle</text:p>
          </table:table-cell>
          <table:table-cell office:value-type="string" table:style-name="ce2">
            <text:p>http://cdn.akamai.steamstatic.com/steamcommunity/public/images/apps/730/cd2c685b7e02156e6423602868d1ef91515a8f07.jpg</text:p>
          </table:table-cell>
          <table:table-cell office:value-type="string" table:style-name="ce2">
            <text:p>http://cdn.akamai.steamstatic.com/steamcommunity/public/images/apps/730/b07067309a39c94df6f71d13020e7443bc709d9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AC10</text:p>
          </table:table-cell>
          <table:table-cell office:value-type="string" table:style-name="ce2">
            <text:p>MAC-10 Expert</text:p>
          </table:table-cell>
          <table:table-cell office:value-type="string" table:style-name="ce2">
            <text:p>Kill 100 enemies with the MAC-10</text:p>
          </table:table-cell>
          <table:table-cell office:value-type="string" table:style-name="ce2">
            <text:p>http://cdn.akamai.steamstatic.com/steamcommunity/public/images/apps/730/d32269eeec2a5605c8e658dd6d3c2cfc2c12018d.jpg</text:p>
          </table:table-cell>
          <table:table-cell office:value-type="string" table:style-name="ce2">
            <text:p>http://cdn.akamai.steamstatic.com/steamcommunity/public/images/apps/730/1681d7c3ef5c830c2ca1cad2b8a8df906e71b79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AG7</text:p>
          </table:table-cell>
          <table:table-cell office:value-type="string" table:style-name="ce2">
            <text:p>MAG-7 Expert</text:p>
          </table:table-cell>
          <table:table-cell office:value-type="string" table:style-name="ce2">
            <text:p>Kill 50 enemies with the MAG-7</text:p>
          </table:table-cell>
          <table:table-cell office:value-type="string" table:style-name="ce2">
            <text:p>http://cdn.akamai.steamstatic.com/steamcommunity/public/images/apps/730/43a157088b353f1347364fa0dcbb73fca36bc8ec.jpg</text:p>
          </table:table-cell>
          <table:table-cell office:value-type="string" table:style-name="ce2">
            <text:p>http://cdn.akamai.steamstatic.com/steamcommunity/public/images/apps/730/3a90b24066b3e62f9fb59d8584acf69ae45c99b1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TA_WEAPONMASTER</text:p>
          </table:table-cell>
          <table:table-cell office:value-type="string" table:style-name="ce2">
            <text:p>Master At Arms</text:p>
          </table:table-cell>
          <table:table-cell office:value-type="string" table:style-name="ce2">
            <text:p>Unlock every weapon kill award</text:p>
          </table:table-cell>
          <table:table-cell office:value-type="string" table:style-name="ce2">
            <text:p>http://cdn.akamai.steamstatic.com/steamcommunity/public/images/apps/730/0ed5550c1da2a402cd31b4f8ff8681fbdb045b73.jpg</text:p>
          </table:table-cell>
          <table:table-cell office:value-type="string" table:style-name="ce2">
            <text:p>http://cdn.akamai.steamstatic.com/steamcommunity/public/images/apps/730/5867958c69b2f5eca287798ac5dc8e0689afe23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P7</text:p>
          </table:table-cell>
          <table:table-cell office:value-type="string" table:style-name="ce2">
            <text:p>MP7 Expert</text:p>
          </table:table-cell>
          <table:table-cell office:value-type="string" table:style-name="ce2">
            <text:p>Kill 250 enemies with the MP7</text:p>
          </table:table-cell>
          <table:table-cell office:value-type="string" table:style-name="ce2">
            <text:p>http://cdn.akamai.steamstatic.com/steamcommunity/public/images/apps/730/3b082a66e030670c8b496006248bb2c59139370c.jpg</text:p>
          </table:table-cell>
          <table:table-cell office:value-type="string" table:style-name="ce2">
            <text:p>http://cdn.akamai.steamstatic.com/steamcommunity/public/images/apps/730/3866ea2506cda6d95bfff3e67ad64fde8db304df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P9</text:p>
          </table:table-cell>
          <table:table-cell office:value-type="string" table:style-name="ce2">
            <text:p>MP9 Expert</text:p>
          </table:table-cell>
          <table:table-cell office:value-type="string" table:style-name="ce2">
            <text:p>Kill 100 enemies with the MP9</text:p>
          </table:table-cell>
          <table:table-cell office:value-type="string" table:style-name="ce2">
            <text:p>http://cdn.akamai.steamstatic.com/steamcommunity/public/images/apps/730/90ad5f5a2c540995f1b6436bd03609ad42c29904.jpg</text:p>
          </table:table-cell>
          <table:table-cell office:value-type="string" table:style-name="ce2">
            <text:p>http://cdn.akamai.steamstatic.com/steamcommunity/public/images/apps/730/b692f67c0fab35be6ad9d49474a6eecf4f786e6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NEGEV</text:p>
          </table:table-cell>
          <table:table-cell office:value-type="string" table:style-name="ce2">
            <text:p>Negev Expert</text:p>
          </table:table-cell>
          <table:table-cell office:value-type="string" table:style-name="ce2">
            <text:p>Kill 100 enemies with the Negev</text:p>
          </table:table-cell>
          <table:table-cell office:value-type="string" table:style-name="ce2">
            <text:p>http://cdn.akamai.steamstatic.com/steamcommunity/public/images/apps/730/3001277dd7b368365a473a1fd43e67e4dbc75169.jpg</text:p>
          </table:table-cell>
          <table:table-cell office:value-type="string" table:style-name="ce2">
            <text:p>http://cdn.akamai.steamstatic.com/steamcommunity/public/images/apps/730/432da3ba7c40b3fd809b1a15fe086c5515c9edfd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NOVA</text:p>
          </table:table-cell>
          <table:table-cell office:value-type="string" table:style-name="ce2">
            <text:p>Nova Expert</text:p>
          </table:table-cell>
          <table:table-cell office:value-type="string" table:style-name="ce2">
            <text:p>Kill 100 enemies with the Nova</text:p>
          </table:table-cell>
          <table:table-cell office:value-type="string" table:style-name="ce2">
            <text:p>http://cdn.akamai.steamstatic.com/steamcommunity/public/images/apps/730/6cc9c55cfd6ef2c4bfd9e630ab356b709da6419b.jpg</text:p>
          </table:table-cell>
          <table:table-cell office:value-type="string" table:style-name="ce2">
            <text:p>http://cdn.akamai.steamstatic.com/steamcommunity/public/images/apps/730/9f017a8e85bac8011505c1fb8d608f4c4d8a2989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HKP2000</text:p>
          </table:table-cell>
          <table:table-cell office:value-type="string" table:style-name="ce2">
            <text:p>P2000/USP Tactical Expert</text:p>
          </table:table-cell>
          <table:table-cell office:value-type="string" table:style-name="ce2">
            <text:p>Kill 100 enemies with the P2000 or USP</text:p>
          </table:table-cell>
          <table:table-cell office:value-type="string" table:style-name="ce2">
            <text:p>http://cdn.akamai.steamstatic.com/steamcommunity/public/images/apps/730/819a8572e35a624d545db1608c8feff8842e8b45.jpg</text:p>
          </table:table-cell>
          <table:table-cell office:value-type="string" table:style-name="ce2">
            <text:p>http://cdn.akamai.steamstatic.com/steamcommunity/public/images/apps/730/ac79d04b1210aee0272ed24e89897625d3b9974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P250</text:p>
          </table:table-cell>
          <table:table-cell office:value-type="string" table:style-name="ce2">
            <text:p>P250 Expert</text:p>
          </table:table-cell>
          <table:table-cell office:value-type="string" table:style-name="ce2">
            <text:p>Kill 25 enemies with the P250</text:p>
          </table:table-cell>
          <table:table-cell office:value-type="string" table:style-name="ce2">
            <text:p>http://cdn.akamai.steamstatic.com/steamcommunity/public/images/apps/730/c3d65d7d4e64ef925e9e9863f466344a1edd2c69.jpg</text:p>
          </table:table-cell>
          <table:table-cell office:value-type="string" table:style-name="ce2">
            <text:p>http://cdn.akamai.steamstatic.com/steamcommunity/public/images/apps/730/42e8c9a645a4eefd48051dde97ac0269795b2b3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P90</text:p>
          </table:table-cell>
          <table:table-cell office:value-type="string" table:style-name="ce2">
            <text:p>P90 Expert</text:p>
          </table:table-cell>
          <table:table-cell office:value-type="string" table:style-name="ce2">
            <text:p>Kill 500 enemies with the P90</text:p>
          </table:table-cell>
          <table:table-cell office:value-type="string" table:style-name="ce2">
            <text:p>http://cdn.akamai.steamstatic.com/steamcommunity/public/images/apps/730/1bf30fba202307e5aba52f95baf0e23f9a221a60.jpg</text:p>
          </table:table-cell>
          <table:table-cell office:value-type="string" table:style-name="ce2">
            <text:p>http://cdn.akamai.steamstatic.com/steamcommunity/public/images/apps/730/939b24d788880b9dd303d1d6c18858ce61d9575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BIZON</text:p>
          </table:table-cell>
          <table:table-cell office:value-type="string" table:style-name="ce2">
            <text:p>PP-Bizon Expert</text:p>
          </table:table-cell>
          <table:table-cell office:value-type="string" table:style-name="ce2">
            <text:p>Kill 250 enemies with the PP-Bizon</text:p>
          </table:table-cell>
          <table:table-cell office:value-type="string" table:style-name="ce2">
            <text:p>http://cdn.akamai.steamstatic.com/steamcommunity/public/images/apps/730/088181628a8e14fde5d6090bb90dd6f7e685c23b.jpg</text:p>
          </table:table-cell>
          <table:table-cell office:value-type="string" table:style-name="ce2">
            <text:p>http://cdn.akamai.steamstatic.com/steamcommunity/public/images/apps/730/5990c307196160cbe9dba70f7d0853afa72f52db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AD_GRENADE_KILL</text:p>
          </table:table-cell>
          <table:table-cell office:value-type="string" table:style-name="ce2">
            <text:p>Premature Burial</text:p>
          </table:table-cell>
          <table:table-cell office:value-type="string" table:style-name="ce2">
            <text:p>Kill an enemy with a grenade after dying</text:p>
          </table:table-cell>
          <table:table-cell office:value-type="string" table:style-name="ce2">
            <text:p>http://cdn.akamai.steamstatic.com/steamcommunity/public/images/apps/730/7097e88eb11ea78696befe3827f4ed279f8c72e2.jpg</text:p>
          </table:table-cell>
          <table:table-cell office:value-type="string" table:style-name="ce2">
            <text:p>http://cdn.akamai.steamstatic.com/steamcommunity/public/images/apps/730/18f9b47fb628c194e48d91f91b5253d7ab40dc4d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SAWEDOFF</text:p>
          </table:table-cell>
          <table:table-cell office:value-type="string" table:style-name="ce2">
            <text:p>Sawed-Off Expert</text:p>
          </table:table-cell>
          <table:table-cell office:value-type="string" table:style-name="ce2">
            <text:p>Kill 50 enemies with the Sawed-Off</text:p>
          </table:table-cell>
          <table:table-cell office:value-type="string" table:style-name="ce2">
            <text:p>http://cdn.akamai.steamstatic.com/steamcommunity/public/images/apps/730/3f5eba75bc35416bda2aade3b717206b68e341f2.jpg</text:p>
          </table:table-cell>
          <table:table-cell office:value-type="string" table:style-name="ce2">
            <text:p>http://cdn.akamai.steamstatic.com/steamcommunity/public/images/apps/730/4ba6e95affe6c23df0c24a8e8f455ed1c969b864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SCAR20</text:p>
          </table:table-cell>
          <table:table-cell office:value-type="string" table:style-name="ce2">
            <text:p>SCAR-20 Expert</text:p>
          </table:table-cell>
          <table:table-cell office:value-type="string" table:style-name="ce2">
            <text:p>Kill 100 enemies with the SCAR-20</text:p>
          </table:table-cell>
          <table:table-cell office:value-type="string" table:style-name="ce2">
            <text:p>http://cdn.akamai.steamstatic.com/steamcommunity/public/images/apps/730/54b73be2c9b7d265eb9a9aae5dac2492ed9da5f9.jpg</text:p>
          </table:table-cell>
          <table:table-cell office:value-type="string" table:style-name="ce2">
            <text:p>http://cdn.akamai.steamstatic.com/steamcommunity/public/images/apps/730/ecdedbd60aa53efefa2a3068e546ae94dcbf3959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SG556</text:p>
          </table:table-cell>
          <table:table-cell office:value-type="string" table:style-name="ce2">
            <text:p>SG553 Expert</text:p>
          </table:table-cell>
          <table:table-cell office:value-type="string" table:style-name="ce2">
            <text:p>Kill 100 enemies with the SG553</text:p>
          </table:table-cell>
          <table:table-cell office:value-type="string" table:style-name="ce2">
            <text:p>http://cdn.akamai.steamstatic.com/steamcommunity/public/images/apps/730/48f4510fdc397cc77a6847314edb77b7e5e32351.jpg</text:p>
          </table:table-cell>
          <table:table-cell office:value-type="string" table:style-name="ce2">
            <text:p>http://cdn.akamai.steamstatic.com/steamcommunity/public/images/apps/730/f794e47191144b535b067d41873cb1f7b972671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TA_SHOTGUN</text:p>
          </table:table-cell>
          <table:table-cell office:value-type="string" table:style-name="ce2">
            <text:p>Shotgun Master</text:p>
          </table:table-cell>
          <table:table-cell office:value-type="string" table:style-name="ce2">
            <text:p>Unlock all shotgun kill awards</text:p>
          </table:table-cell>
          <table:table-cell office:value-type="string" table:style-name="ce2">
            <text:p>http://cdn.akamai.steamstatic.com/steamcommunity/public/images/apps/730/72270bdaa33fbe9d0cc3a82a9655f94ed1c79ede.jpg</text:p>
          </table:table-cell>
          <table:table-cell office:value-type="string" table:style-name="ce2">
            <text:p>http://cdn.akamai.steamstatic.com/steamcommunity/public/images/apps/730/ad6d179432ed94bd50b3bcca8976feb43bf6c190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SSG08</text:p>
          </table:table-cell>
          <table:table-cell office:value-type="string" table:style-name="ce2">
            <text:p>SSG 08 Expert</text:p>
          </table:table-cell>
          <table:table-cell office:value-type="string" table:style-name="ce2">
            <text:p>Kill 100 enemies with the SSG 08</text:p>
          </table:table-cell>
          <table:table-cell office:value-type="string" table:style-name="ce2">
            <text:p>http://cdn.akamai.steamstatic.com/steamcommunity/public/images/apps/730/46ff7336028888b668484abd48b8d2448dc168c6.jpg</text:p>
          </table:table-cell>
          <table:table-cell office:value-type="string" table:style-name="ce2">
            <text:p>http://cdn.akamai.steamstatic.com/steamcommunity/public/images/apps/730/e8e474be5facc60629a08adbcd9d73c35148f7f3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TA_SMG</text:p>
          </table:table-cell>
          <table:table-cell office:value-type="string" table:style-name="ce2">
            <text:p>Sub-Machine Gun Master</text:p>
          </table:table-cell>
          <table:table-cell office:value-type="string" table:style-name="ce2">
            <text:p>Unlock all sub-machine gun kill awards</text:p>
          </table:table-cell>
          <table:table-cell office:value-type="string" table:style-name="ce2">
            <text:p>http://cdn.akamai.steamstatic.com/steamcommunity/public/images/apps/730/c16d742510d0b3ad887fd419bd8e6519992ae194.jpg</text:p>
          </table:table-cell>
          <table:table-cell office:value-type="string" table:style-name="ce2">
            <text:p>http://cdn.akamai.steamstatic.com/steamcommunity/public/images/apps/730/613aab357388bd64bf6a8433d23c7cea53b08834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TEC9</text:p>
          </table:table-cell>
          <table:table-cell office:value-type="string" table:style-name="ce2">
            <text:p>Tec-9 Expert</text:p>
          </table:table-cell>
          <table:table-cell office:value-type="string" table:style-name="ce2">
            <text:p>Kill 100 enemies with the Tec-9</text:p>
          </table:table-cell>
          <table:table-cell office:value-type="string" table:style-name="ce2">
            <text:p>http://cdn.akamai.steamstatic.com/steamcommunity/public/images/apps/730/d27a9eb65bb331b15c04ea8840ac4de587f38e4b.jpg</text:p>
          </table:table-cell>
          <table:table-cell office:value-type="string" table:style-name="ce2">
            <text:p>http://cdn.akamai.steamstatic.com/steamcommunity/public/images/apps/730/c0de589d9a345909a4d5f590a9294400798e6bdb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UMP45</text:p>
          </table:table-cell>
          <table:table-cell office:value-type="string" table:style-name="ce2">
            <text:p>UMP-45 Expert</text:p>
          </table:table-cell>
          <table:table-cell office:value-type="string" table:style-name="ce2">
            <text:p>Kill 250 enemies with the UMP-45</text:p>
          </table:table-cell>
          <table:table-cell office:value-type="string" table:style-name="ce2">
            <text:p>http://cdn.akamai.steamstatic.com/steamcommunity/public/images/apps/730/70c3015f001c928d01958e19e621fde0e54b2df9.jpg</text:p>
          </table:table-cell>
          <table:table-cell office:value-type="string" table:style-name="ce2">
            <text:p>http://cdn.akamai.steamstatic.com/steamcommunity/public/images/apps/730/3d7806519f3c0eb12b44ba41d83b4e14842c361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XM1014</text:p>
          </table:table-cell>
          <table:table-cell office:value-type="string" table:style-name="ce2">
            <text:p>XM1014 Expert</text:p>
          </table:table-cell>
          <table:table-cell office:value-type="string" table:style-name="ce2">
            <text:p>Kill 200 enemies with the XM1014</text:p>
          </table:table-cell>
          <table:table-cell office:value-type="string" table:style-name="ce2">
            <text:p>http://cdn.akamai.steamstatic.com/steamcommunity/public/images/apps/730/0a73b158280d09cbdd5e5cdf6fbd97ba0834c046.jpg</text:p>
          </table:table-cell>
          <table:table-cell office:value-type="string" table:style-name="ce2">
            <text:p>http://cdn.akamai.steamstatic.com/steamcommunity/public/images/apps/730/2769cd1ec9cf1c74bc11cfb23322b56cff2351e8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TASER</text:p>
          </table:table-cell>
          <table:table-cell office:value-type="string" table:style-name="ce2">
            <text:p>Zeus x27 Expert</text:p>
          </table:table-cell>
          <table:table-cell office:value-type="string" table:style-name="ce2">
            <text:p>Kill 10 enemies with the Zeus x27</text:p>
          </table:table-cell>
          <table:table-cell office:value-type="string" table:style-name="ce2">
            <text:p>http://cdn.akamai.steamstatic.com/steamcommunity/public/images/apps/730/5bd3dff996574f914ce9cf66c25230afa7ea99f5.jpg</text:p>
          </table:table-cell>
          <table:table-cell office:value-type="string" table:style-name="ce2">
            <text:p>http://cdn.akamai.steamstatic.com/steamcommunity/public/images/apps/730/62859e63cf906d85dffdd40bc05240d807a4a13e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TA_PISTOL</text:p>
          </table:table-cell>
          <table:table-cell office:value-type="string" table:style-name="ce2">
            <text:p>Pistol Master</text:p>
          </table:table-cell>
          <table:table-cell office:value-type="string" table:style-name="ce2">
            <text:p>Unlock all Pistol kill awards</text:p>
          </table:table-cell>
          <table:table-cell office:value-type="string" table:style-name="ce2">
            <text:p>http://cdn.akamai.steamstatic.com/steamcommunity/public/images/apps/730/309990746a517b5f8119dd2e07b359c864c15f6e.jpg</text:p>
          </table:table-cell>
          <table:table-cell office:value-type="string" table:style-name="ce2">
            <text:p>http://cdn.akamai.steamstatic.com/steamcommunity/public/images/apps/730/4367ce6e76a4eef17a516446d1e46cbcf9b08ea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TA_RIFLE</text:p>
          </table:table-cell>
          <table:table-cell office:value-type="string" table:style-name="ce2">
            <text:p>Rifle Master</text:p>
          </table:table-cell>
          <table:table-cell office:value-type="string" table:style-name="ce2">
            <text:p>Unlock all rifle kill awards</text:p>
          </table:table-cell>
          <table:table-cell office:value-type="string" table:style-name="ce2">
            <text:p>http://cdn.akamai.steamstatic.com/steamcommunity/public/images/apps/730/d5611e9ee86d9904f223e74253ba08c561fe4a94.jpg</text:p>
          </table:table-cell>
          <table:table-cell office:value-type="string" table:style-name="ce2">
            <text:p>http://cdn.akamai.steamstatic.com/steamcommunity/public/images/apps/730/cc3aae70a81f54eb181d2d83517e05be6744cbc2.jpg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Yusuf Zaidi</meta:initial-creator>
    <dc:creator>Yusuf Zaidi</dc:creator>
    <meta:creation-date>2015-11-23T01:08:47Z</meta:creation-date>
    <dc:date>2015-11-23T01:09:07Z</dc:date>
  </office:meta>
</office:document-meta>
</file>